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070000002822CA751E.png" manifest:media-type="image/png"/>
  <manifest:file-entry manifest:full-path="Pictures/100002010000041A000000423576346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AAAAA+DejaVuSerif" svg:font-family="DAAAAA+DejaVuSerif" style:font-adornments="Book" style:font-family-generic="roman"/>
    <style:font-face style:name="HAAAAA+CourierNewPS-BoldMT" svg:font-family="HAAAAA+CourierNewPS-BoldMT" style:font-adornments="Book" style:font-family-generic="roman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auto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2.5pt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5pt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5pt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A1" style:family="table-cell">
      <style:table-cell-properties fo:padding="0.097cm" fo:border="0.05pt solid #000000"/>
    </style:style>
    <style:style style:name="Table12" style:family="table">
      <style:table-properties style:width="17.903cm" table:align="margins" style:writing-mode="lr-tb"/>
    </style:style>
    <style:style style:name="Table12.A" style:family="table-column">
      <style:table-column-properties style:column-width="17.903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.903cm" table:align="margins" style:writing-mode="lr-tb"/>
    </style:style>
    <style:style style:name="Table13.A" style:family="table-column">
      <style:table-column-properties style:column-width="17.903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.903cm" table:align="margins" style:writing-mode="lr-tb"/>
    </style:style>
    <style:style style:name="Table14.A" style:family="table-column">
      <style:table-column-properties style:column-width="17.903cm" style:rel-column-width="65535*"/>
    </style:style>
    <style:style style:name="Table14.A1" style:family="table-cell">
      <style:table-cell-properties fo:padding="0.097cm" fo:border="0.05pt solid #000000"/>
    </style:style>
    <style:style style:name="P1" style:family="paragraph" style:parent-style-name="Encabezado1">
      <style:paragraph-properties fo:margin-top="0cm" fo:margin-bottom="0cm" style:contextual-spacing="false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style:contextual-spacing="false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paragraph-rsid="0013408e" style:font-weight-asian="bold" style:font-weight-complex="bold"/>
    </style:style>
    <style:style style:name="P7" style:family="paragraph" style:parent-style-name="Standard">
      <style:text-properties fo:font-weight="bold" officeooo:paragraph-rsid="000806c8" style:font-weight-asian="bold" style:font-weight-complex="bold"/>
    </style:style>
    <style:style style:name="P8" style:family="paragraph" style:parent-style-name="Standard">
      <style:text-properties fo:font-weight="bold" officeooo:rsid="000d5952" officeooo:paragraph-rsid="000d5952" style:font-weight-asian="bold" style:font-weight-complex="bold"/>
    </style:style>
    <style:style style:name="P9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10" style:family="paragraph" style:parent-style-name="Standard">
      <style:paragraph-properties fo:text-align="start" style:justify-single-word="false"/>
      <style:text-properties officeooo:paragraph-rsid="0013408e"/>
    </style:style>
    <style:style style:name="P11" style:family="paragraph" style:parent-style-name="Standard">
      <style:paragraph-properties fo:text-align="start" style:justify-single-word="false"/>
      <style:text-properties officeooo:rsid="0013408e" officeooo:paragraph-rsid="0013408e"/>
    </style:style>
    <style:style style:name="P12" style:family="paragraph" style:parent-style-name="Heading">
      <style:text-properties fo:font-size="18pt" style:font-size-asian="18pt" style:font-size-complex="18pt"/>
    </style:style>
    <style:style style:name="P13" style:family="paragraph" style:parent-style-name="Table_20_Contents">
      <style:text-properties officeooo:rsid="0001ce83" officeooo:paragraph-rsid="0001ce83"/>
    </style:style>
    <style:style style:name="P14" style:family="paragraph" style:parent-style-name="Table_20_Contents">
      <style:paragraph-properties fo:text-align="start" style:justify-single-word="false"/>
      <style:text-properties officeooo:rsid="0003eff8" officeooo:paragraph-rsid="0003eff8"/>
    </style:style>
    <style:style style:name="P15" style:family="paragraph" style:parent-style-name="Table_20_Contents">
      <style:paragraph-properties fo:text-align="start" style:justify-single-word="false"/>
      <style:text-properties officeooo:rsid="0006b351" officeooo:paragraph-rsid="0006b351"/>
    </style:style>
    <style:style style:name="P16" style:family="paragraph" style:parent-style-name="Table_20_Contents">
      <style:paragraph-properties fo:text-align="start" style:justify-single-word="false"/>
      <style:text-properties officeooo:rsid="000806c8" officeooo:paragraph-rsid="000806c8"/>
    </style:style>
    <style:style style:name="P17" style:family="paragraph" style:parent-style-name="Table_20_Contents">
      <style:text-properties officeooo:rsid="000d5952" officeooo:paragraph-rsid="000d5952"/>
    </style:style>
    <style:style style:name="P18" style:family="paragraph" style:parent-style-name="Table_20_Contents">
      <style:paragraph-properties fo:text-align="start" style:justify-single-word="false"/>
      <style:text-properties officeooo:rsid="000fcecf" officeooo:paragraph-rsid="000fcecf"/>
    </style:style>
    <style:style style:name="P19" style:family="paragraph" style:parent-style-name="Table_20_Contents">
      <style:paragraph-properties fo:text-align="start" style:justify-single-word="false"/>
      <style:text-properties officeooo:rsid="0017a504" officeooo:paragraph-rsid="0017a504"/>
    </style:style>
    <style:style style:name="P20" style:family="paragraph" style:parent-style-name="Table_20_Contents">
      <style:paragraph-properties fo:text-align="start" style:justify-single-word="false"/>
      <style:text-properties officeooo:rsid="001837ab" officeooo:paragraph-rsid="001837ab"/>
    </style:style>
    <style:style style:name="P21" style:family="paragraph" style:parent-style-name="Table_20_Contents">
      <style:paragraph-properties fo:text-align="start" style:justify-single-word="false"/>
      <style:text-properties officeooo:rsid="001b47ed" officeooo:paragraph-rsid="001b47ed"/>
    </style:style>
    <style:style style:name="P22" style:family="paragraph" style:parent-style-name="Standard" style:master-page-name="Standard">
      <style:paragraph-properties fo:margin-top="0.3cm" fo:margin-bottom="0.15cm" style:contextual-spacing="false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P23" style:family="paragraph" style:parent-style-name="Table_20_Contents">
      <style:text-properties officeooo:rsid="0014dd43" officeooo:paragraph-rsid="0014dd43"/>
    </style:style>
    <style:style style:name="P24" style:family="paragraph" style:parent-style-name="Table_20_Contents">
      <style:text-properties officeooo:rsid="00163289" officeooo:paragraph-rsid="00163289"/>
    </style:style>
    <style:style style:name="P25" style:family="paragraph" style:parent-style-name="Table_20_Contents">
      <style:paragraph-properties fo:text-align="start" style:justify-single-word="false"/>
      <style:text-properties officeooo:rsid="001837ab" officeooo:paragraph-rsid="001837ab"/>
    </style:style>
    <style:style style:name="P26" style:family="paragraph" style:parent-style-name="Table_20_Contents">
      <style:text-properties officeooo:paragraph-rsid="001c13cb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39a76"/>
    </style:style>
    <style:style style:name="T4" style:family="text">
      <style:text-properties style:font-name="DAAAAA+DejaVuSerif" fo:font-size="10pt" style:font-size-asian="10pt"/>
    </style:style>
    <style:style style:name="T5" style:family="text">
      <style:text-properties style:font-name="DAAAAA+DejaVuSerif" fo:font-size="10pt" officeooo:rsid="0003eff8" style:font-size-asian="10pt"/>
    </style:style>
    <style:style style:name="T6" style:family="text">
      <style:text-properties style:font-name="DAAAAA+DejaVuSerif" fo:font-size="10pt" officeooo:rsid="0005aefe" style:font-size-asian="10pt"/>
    </style:style>
    <style:style style:name="T7" style:family="text">
      <style:text-properties style:font-name="DAAAAA+DejaVuSerif" fo:font-size="10pt" officeooo:rsid="000cc5e0" style:font-size-asian="10pt"/>
    </style:style>
    <style:style style:name="T8" style:family="text">
      <style:text-properties style:font-name="DAAAAA+DejaVuSerif" fo:font-size="10pt" officeooo:rsid="000eab2a" style:font-size-asian="10pt"/>
    </style:style>
    <style:style style:name="T9" style:family="text">
      <style:text-properties style:font-name="DAAAAA+DejaVuSerif" fo:font-size="10pt" officeooo:rsid="000fcecf" style:font-size-asian="10pt"/>
    </style:style>
    <style:style style:name="T10" style:family="text">
      <style:text-properties style:font-name="DAAAAA+DejaVuSerif" fo:font-size="10pt" officeooo:rsid="001162f5" style:font-size-asian="10pt"/>
    </style:style>
    <style:style style:name="T11" style:family="text">
      <style:text-properties style:font-name="DAAAAA+DejaVuSerif" fo:font-size="10pt" officeooo:rsid="0013408e" style:font-size-asian="10pt"/>
    </style:style>
    <style:style style:name="T12" style:family="text">
      <style:text-properties officeooo:rsid="00078efd"/>
    </style:style>
    <style:style style:name="T13" style:family="text">
      <style:text-properties officeooo:rsid="000d5952"/>
    </style:style>
    <style:style style:name="T14" style:family="text">
      <style:text-properties style:font-name="HAAAAA+CourierNewPS-BoldMT" fo:font-size="10pt" style:font-size-asian="10pt"/>
    </style:style>
    <style:style style:name="T15" style:family="text">
      <style:text-properties officeooo:rsid="001837ab"/>
    </style:style>
    <style:style style:name="T16" style:family="text">
      <style:text-properties officeooo:rsid="0019a7e3"/>
    </style:style>
    <style:style style:name="T17" style:family="text">
      <style:text-properties officeooo:rsid="001c13cb"/>
    </style:style>
    <style:style style:name="fr1" style:family="graphic" style:parent-style-name="Graphics">
      <style:graphic-properties style:run-through="background" style:wrap="run-through" style:number-wrapped-paragraphs="no-limi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22"><draw:frame draw:style-name="fr1" draw:name="graphics1" text:anchor-type="paragraph" svg:width="17.709cm" svg:height="1.113cm" draw:z-index="0"><draw:image xlink:href="Pictures/100002010000041A000000423576346A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12">Formulario de auto-evaluación</text:p>
            <text:p text:style-name="Heading">Sesión 1. Herramientas de administración básicas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3">José Antonio Medina García</text:p>
          </table:table-cell>
        </table:table-row>
      </table:table>
      <text:p text:style-name="Standard"/>
      <text:p text:style-name="P4">a) Cuestionario de actitud frente al trabajo.</text:p>
      <text:p text:style-name="Standard">El tiempo que he de<text:span text:style-name="T17">d</text:span>icado a la preparación de la sesión antes de asistir al laboratorio ha sido de <text:span text:style-name="T17">20</text:span> minutos.</text:p>
      <text:p text:style-name="Standard">1. He resuelto todas las dudas que tenía antes de iniciar la sesión de prácticas: <text:span text:style-name="T17">si</text:span>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26"><text:span text:style-name="T17">Creación de manera no automática de usuarios y grupos.</text:span></text:p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</table:table-cell>
        </table:table-row>
      </table:table>
      <text:p text:style-name="Standard"/>
      <text:p text:style-name="P4">b) Cuestionario de conocimientos adquiridos.</text:p>
      <text:p text:style-name="Standard">Mi solución a la <text:span text:style-name="T2">actividad 3.1</text:span> ha sido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13">Estoy en mi portátil y los ficheros <text:s/>kernel32-3.0.4 y <text:s/>Fedora14-x86-root_fs están en el escritorio. <text:span text:style-name="T3">El script es el siguiente:</text:span></text:p>
            <text:p text:style-name="P13">#!/bin/bash</text:p>
            <text:p text:style-name="P13">cd /home/medina/Escritorio </text:p>
            <text:p text:style-name="P13">./kernel32-3.0.4 ubda=./<text:bookmark-start text:name="__DdeLink__299_1545294627"/>Fedora14-x86-root_fs<text:bookmark-end text:name="__DdeLink__299_1545294627"/> mem=1024m</text:p>
          </table:table-cell>
        </table:table-row>
      </table:table>
      <text:p text:style-name="Standard"/>
      <text:p text:style-name="Standard">Mi solución a la <text:span text:style-name="T2">actividad 4.2</text:span> ha sido:</text:p>
      <table:table table:name="Table10" table:style-name="Table10">
        <table:table-column table:style-name="Table10.A"/>
        <text:soft-page-break/>
        <table:table-row>
          <table:table-cell table:style-name="Table10.A1" office:value-type="string">
            <text:p text:style-name="P5"><text:span text:style-name="T4">1.Utiliza el manual en l</text:span><text:span text:style-name="T5">í</text:span><text:span text:style-name="T4">nea para leer la sintaxis completa de la utilidad para creaci</text:span><text:span text:style-name="T6">ó</text:span><text:span text:style-name="T4">n de cuentas y crea dos o tres usuarios en tu sistema cambiando alguno de los valores por defecto.</text:span></text:p>
            <text:p text:style-name="P14">man adduser</text:p>
            <text:p text:style-name="P15">- creamos el usuario Pepito y lo añadimos al grupo users <text:span text:style-name="T12">como grupo primario.</text:span></text:p>
            <text:p text:style-name="P15">adduser Pepito -g users</text:p>
            <text:p text:style-name="P16">- Creamos el usuario Juanito con la contraseña Juanito</text:p>
            <text:p text:style-name="P16">adduser Juanito -p Juanito</text:p>
            <text:p text:style-name="P16">- Creamo<text:span text:style-name="T13">s</text:span> el usuario Fulanito con id=12345</text:p>
            <text:p text:style-name="P16">adduser Fulanito -u 12345</text:p>
            <text:p text:style-name="P16">- Al final en el archivo /etc/passwd tendremos lo siguiente:</text:p>
            <text:p text:style-name="P16">Pepito:x:500:100::/home/Pepito:/bin/bash <text:line-break/>Juanito:x:501:501::/home/Juanito:/bin/bash <text:line-break/>Fulanito:x:12345:12345::/home/Fulanito:/bin/bash </text:p>
            <text:p text:style-name="P7"><text:span text:style-name="T4">2.Elimina alguno de ellos y comprueba que “rastro” ha dejado la cuenta reci</text:span><text:span text:style-name="T7">é</text:span><text:span text:style-name="T4">n eliminada en el sistema.</text:span></text:p>
            <text:p text:style-name="P17">userdel Fulanito</text:p>
            <text:p text:style-name="P17">Al borrar el usuario nos ha dejado la carpeta /home/Fulanito sin eliminar.</text:p>
            <text:p text:style-name="P17"><draw:frame draw:style-name="fr2" draw:name="Imagen1" text:anchor-type="paragraph" svg:x="0.019cm" svg:y="-0.25cm" svg:width="4.805cm" svg:height="0.732cm" draw:z-index="1"><draw:image xlink:href="Pictures/10000000000001070000002822CA751E.png" xlink:type="simple" xlink:show="embed" xlink:actuate="onLoad"/></draw:frame></text:p>
            <text:p text:style-name="P8"><text:span text:style-name="T4">3.Entra (orden </text:span><text:span text:style-name="T14">su</text:span><text:span text:style-name="T4"> ) en el sistema como uno de estos usuarios que has creado y mira qu</text:span><text:span text:style-name="T9">é</text:span><text:span text:style-name="T4"> archivos tiene en su directorio home. La orden </text:span><text:span text:style-name="T14">sudo </text:span><text:span text:style-name="T4"><text:s/>permite cambiar el modo de trabajo a modo root espec</text:span><text:span text:style-name="T8">íf</text:span><text:span text:style-name="T4">icamente para ejecutar una orden con privilegios de supervisor y tras su ejecuci</text:span><text:span text:style-name="T8">ó</text:span><text:span text:style-name="T4">n continuar con los privilegios del usuario que abri</text:span><text:span text:style-name="T8">ó</text:span><text:span text:style-name="T4"> la sesi</text:span><text:span text:style-name="T8">ó</text:span><text:span text:style-name="T4">n.</text:span></text:p>
            <text:p text:style-name="P18">[root@localhost /]# su Juanito <text:line-break/>[Juanito@localhost /]$ cd /home/Juanito/ </text:p>
            <text:p text:style-name="P18">[Juanito@localhost ~]$ ls -la <text:line-break/>total 20 <text:line-break/>drwx------ 2 Juanito Juanito 4096 Oct 10 11:07 . <text:line-break/>drwxr-xr-x 5 root <text:s text:c="3"/>root <text:s text:c="3"/>4096 Oct 10 11:07 .. <text:line-break/>-rw-r--r-- 1 Juanito Juanito <text:s text:c="2"/>18 Jun 22 <text:s/>2011 .bash_logout <text:line-break/>-rw-r--r-- 1 Juanito Juanito <text:s/>176 Jun 22 <text:s/>2011 .bash_profile <text:line-break/>-rw-r--r-- 1 Juanito Juanito <text:s/>124 Jun 22 <text:s/>2011 .bashrc </text:p>
          </table:table-cell>
        </table:table-row>
      </table:table>
      <text:p text:style-name="Standard"/>
      <text:p text:style-name="Standard">Mi solución a la <text:span text:style-name="T2">actividad 4.5</text:span> ha sido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6"><text:span text:style-name="T4">1.Crea un par de grupos y as</text:span><text:span text:style-name="T10">í</text:span><text:span text:style-name="T4">gn</text:span><text:span text:style-name="T10">a</text:span><text:span text:style-name="T4">selos a algunos de los usuarios de tu sistema.</text:span></text:p>
            <text:p text:style-name="P10"><text:span text:style-name="T4">- </text:span><text:span text:style-name="T11">Creamos los grupos</text:span></text:p>
            <text:p text:style-name="P11">groupadd Pepito<text:line-break/><text:soft-page-break/>groupadd Juanito</text:p>
            <text:p text:style-name="P11">- Asignamos los grupos</text:p>
            <text:p text:style-name="P11">usermod -gJuanito Juanito <text:line-break/>usermod -gPepito Pepito</text:p>
            <text:p text:style-name="P5"><text:span text:style-name="T4">2.¿Qu</text:span><text:span text:style-name="T10">é</text:span><text:span text:style-name="T4"> informaci</text:span><text:span text:style-name="T10">ó</text:span><text:span text:style-name="T4">n devuelve la orden </text:span><text:span text:style-name="T14">id </text:span><text:span text:style-name="T4"><text:s/>si est</text:span><text:span text:style-name="T10">á</text:span><text:span text:style-name="T4">s conectado como root?</text:span></text:p>
            <text:p text:style-name="P23">Imprime UIDs y GIDs reales y efectivos. El uid de usuario, el id grupo primario al que pertenece, los ids de los demás grupos a los que pertenece... </text:p>
          </table:table-cell>
        </table:table-row>
      </table:table>
      <text:p text:style-name="Standard"/>
      <text:p text:style-name="Standard">Mi solución a la <text:span text:style-name="T2">actividad 5.2</text:span> ha sido: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24">Se guardarían en <text:s/>/sbin ya que ahi se almacenan programas de utilidad fundamental para ser utilizados por el root</text:p>
          </table:table-cell>
        </table:table-row>
      </table:table>
      <text:p text:style-name="Standard"/>
      <text:p text:style-name="Standard">Mi solución a la <text:span text:style-name="T2">actividad 5.4</text:span> ha sido: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19">Esta actividad la he realizado en mi propio portátil en mi instalación de Ubuntu. <text:span text:style-name="T15">Actualmente mi fichero fstab tiene registrado esto:</text:span></text:p>
            <text:p text:style-name="P20"># /etc/fstab: static file system information. <text:line-break/># <text:line-break/># Use 'blkid' to print the universally unique identifier for a <text:line-break/># device; this may be used with UUID= as a more robust way to name devices <text:line-break/># that works even if disks are added and removed. See fstab(5). <text:line-break/># <text:line-break/># &lt;file system&gt; &lt;mount point&gt; <text:s text:c="2"/>&lt;type&gt; <text:s/>&lt;options&gt; <text:s text:c="6"/>&lt;dump&gt; <text:s/>&lt;pass&gt; <text:line-break/># / was on /dev/sda6 during installation <text:line-break/>UUID=8cb242d9-9b1a-4c48-af47-d3dc92977f80 / <text:s text:c="14"/>ext4 <text:s text:c="3"/>errors=remount-ro 0 <text:s text:c="6"/>1 <text:line-break/># swap was on /dev/sda5 during installation <text:line-break/>UUID=cfe4436d-dd75-44a2-af70-483917a6a4f7 none <text:s text:c="11"/>swap <text:s text:c="3"/>sw <text:s text:c="13"/>0 <text:s text:c="6"/>0</text:p>
            <text:p text:style-name="P20">En él podemos ver como lo único que monta es la partición ext4 de ubuntu y el área de intercambio swap. Ahora editaré el fichero para que también me cargue al inicio la partición de windows <text:span text:style-name="T16">en la carpeta /media/medina/win7/ (para ello tenemos que tener creada la carpeta /media/medina/Win7)</text:span>.</text:p>
            <text:p text:style-name="P21"># Montamos la partición de Windows. <text:line-break/>/dev/sda1<text:tab/>/media/medina/Win7<text:tab/>ntfs<text:tab/>auto, dev, exec, rw, sync<text:tab/>0<text:tab/>0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DAAAAA+DejaVuSerif" svg:font-family="DAAAAA+DejaVuSerif" style:font-adornments="Book" style:font-family-generic="roman"/>
    <style:font-face style:name="HAAAAA+CourierNewPS-BoldMT" svg:font-family="HAAAAA+CourierNewPS-BoldMT" style:font-adornments="Book" style:font-family-generic="roman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justify" style:justify-single-word="false" fo:orphans="2" fo:widows="2" style:writing-mode="lr-tb"/>
      <style:text-properties style:use-window-font-color="true" style:font-name="DejaVu Serif" fo:font-family="'DejaVu Serif'" style:font-style-name="Book" style:font-family-generic="roman" style:font-pitch="variable" fo:font-size="10pt" style:font-name-asian="Calibri" style:font-family-asian="Calibri" style:font-family-generic-asian="system" style:font-pitch-asian="variable" style:font-size-asian="11pt" style:font-name-complex="Calibri" style:font-family-complex="Calibri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 style:font-family-generic-complex="system" style:font-pitch-complex="variable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ing"/>
    <style:style style:name="Título_20_31" style:display-name="Título 31" style:family="paragraph" style:parent-style-name="Heading"/>
    <style:style style:name="Título_20_11" style:display-name="Título 11" style:family="paragraph" style:parent-style-name="Heading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ing"/>
    <style:style style:name="Título_20_51" style:display-name="Título 51" style:family="paragraph" style:parent-style-name="Heading"/>
    <style:style style:name="Título_20_71" style:display-name="Título 71" style:family="paragraph" style:parent-style-name="Heading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text:bullet-char="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tarSymbol"/>
      </text:list-level-style-bullet>
      <text:list-level-style-bullet text:level="2" text:style-name="ListLabel_20_1" text:bullet-char="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/>
      </text:list-level-style-bullet>
      <text:list-level-style-bullet text:level="3" text:style-name="ListLabel_20_1" text:bullet-char="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text:style-name="ListLabel_20_1" text:bullet-char="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text:style-name="ListLabel_20_1" text:bullet-char="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text:style-name="ListLabel_20_1" text:bullet-char="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text:style-name="ListLabel_20_1" text:bullet-char="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text:style-name="ListLabel_20_1" text:bullet-char="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text:style-name="ListLabel_20_1" text:bullet-char="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Encabezado1">
      <style:paragraph-properties fo:margin-top="0cm" fo:margin-bottom="0cm" style:contextual-spacing="false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style:contextual-spacing="false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<text:tab/> <text:s text:c="5"/>Módulo I. Administración del Sistema Operativo Linux</text:p>
        <text:p text:style-name="MP2"/>
      </style:header>
      <style:footer>
        <text:p text:style-name="MP3"><text:span text:style-name="MT1">Sesión 1. Herramientas de administración básicas</text:span><text:tab/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04</meta:editing-cycles>
    <meta:creation-date>2011-10-05T09:46:35.67</meta:creation-date>
    <meta:editing-duration>PT22H38M58S</meta:editing-duration>
    <meta:generator>LibreOffice/4.2.6.3$Linux_X86_64 LibreOffice_project/420m0$Build-3</meta:generator>
    <dc:date>2014-10-13T12:32:04.791487573</dc:date>
    <meta:print-date>2011-10-06T10:39:21.37</meta:print-date>
    <meta:document-statistic meta:table-count="11" meta:image-count="2" meta:object-count="0" meta:page-count="3" meta:paragraph-count="51" meta:word-count="690" meta:character-count="4434" meta:non-whitespace-character-count="3678"/>
    <meta:user-defined meta:name="Información 1"/>
    <meta:user-defined meta:name="Información 2"/>
    <meta:user-defined meta:name="Información 3"/>
    <meta:user-defined meta:name="Información 4"/>
  </office:meta>
</office:document-meta>
</file>